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37" style:family="table-column">
      <style:table-column-properties fo:break-before="auto" style:column-width="5.569cm"/>
    </style:style>
    <style:style style:name="co42" style:family="table-column">
      <style:table-column-properties fo:break-before="auto" style:column-width="5.715cm"/>
    </style:style>
    <style:style style:name="co43" style:family="table-column">
      <style:table-column-properties fo:break-before="auto" style:column-width="2.108cm"/>
    </style:style>
    <style:style style:name="co44" style:family="table-column">
      <style:table-column-properties fo:break-before="auto" style:column-width="2.48cm"/>
    </style:style>
    <style:style style:name="co45" style:family="table-column">
      <style:table-column-properties fo:break-before="auto" style:column-width="1.614cm"/>
    </style:style>
    <style:style style:name="co46" style:family="table-column">
      <style:table-column-properties fo:break-before="auto" style:column-width="2.946cm"/>
    </style:style>
    <style:style style:name="co47" style:family="table-column">
      <style:table-column-properties fo:break-before="auto" style:column-width="2.752cm"/>
    </style:style>
    <style:style style:name="co48" style:family="table-column">
      <style:table-column-properties fo:break-before="auto" style:column-width="4.577cm"/>
    </style:style>
    <style:style style:name="co49" style:family="table-column">
      <style:table-column-properties fo:break-before="auto" style:column-width="7.941cm"/>
    </style:style>
    <style:style style:name="co50" style:family="table-column">
      <style:table-column-properties fo:break-before="auto" style:column-width="5.981cm"/>
    </style:style>
    <style:style style:name="co51" style:family="table-column">
      <style:table-column-properties fo:break-before="auto" style:column-width="8.047cm"/>
    </style:style>
    <style:style style:name="co52" style:family="table-column">
      <style:table-column-properties fo:break-before="auto" style:column-width="6.131cm"/>
    </style:style>
    <style:style style:name="co31" style:family="table-column">
      <style:table-column-properties fo:break-before="auto" style:column-width="5.472cm"/>
    </style:style>
    <style:style style:name="co58" style:family="table-column">
      <style:table-column-properties fo:break-before="auto" style:column-width="5.673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62" style:family="table-column">
      <style:table-column-properties fo:break-before="auto" style:column-width="4.339cm"/>
    </style:style>
    <style:style style:name="co63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33" style:family="table-column">
      <style:table-column-properties fo:break-before="auto" style:column-width="6.288cm"/>
    </style:style>
    <style:style style:name="co38" style:family="table-column">
      <style:table-column-properties fo:break-before="auto" style:column-width="4.563cm"/>
    </style:style>
    <style:style style:name="co39" style:family="table-column">
      <style:table-column-properties fo:break-before="auto" style:column-width="4.932cm"/>
    </style:style>
    <style:style style:name="co40" style:family="table-column">
      <style:table-column-properties fo:break-before="auto" style:column-width="5.302cm"/>
    </style:style>
    <style:style style:name="co41" style:family="table-column">
      <style:table-column-properties fo:break-before="auto" style:column-width="6.011cm"/>
    </style:style>
    <style:style style:name="co64" style:family="table-column">
      <style:table-column-properties fo:break-before="auto" style:column-width="7.523cm"/>
    </style:style>
    <style:style style:name="co65" style:family="table-column">
      <style:table-column-properties fo:break-before="auto" style:column-width="5.465cm"/>
    </style:style>
    <style:style style:name="co66" style:family="table-column">
      <style:table-column-properties fo:break-before="auto" style:column-width="3.422cm"/>
    </style:style>
    <style:style style:name="co67" style:family="table-column">
      <style:table-column-properties fo:break-before="auto" style:column-width="7.202cm"/>
    </style:style>
    <style:style style:name="co68" style:family="table-column">
      <style:table-column-properties fo:break-before="auto" style:column-width="17.198cm"/>
    </style:style>
    <style:style style:name="co69" style:family="table-column">
      <style:table-column-properties fo:break-before="auto" style:column-width="4.701cm"/>
    </style:style>
    <style:style style:name="co70" style:family="table-column">
      <style:table-column-properties fo:break-before="auto" style:column-width="2.932cm"/>
    </style:style>
    <style:style style:name="co71" style:family="table-column">
      <style:table-column-properties fo:break-before="auto" style:column-width="1.695cm"/>
    </style:style>
    <style:style style:name="co72" style:family="table-column">
      <style:table-column-properties fo:break-before="auto" style:column-width="6.394cm"/>
    </style:style>
    <style:style style:name="co73" style:family="table-column">
      <style:table-column-properties fo:break-before="auto" style:column-width="4.038cm"/>
    </style:style>
    <style:style style:name="co74" style:family="table-column">
      <style:table-column-properties fo:break-before="auto" style:column-width="2.651cm"/>
    </style:style>
    <style:style style:name="co75" style:family="table-column">
      <style:table-column-properties fo:break-before="auto" style:column-width="4.747cm"/>
    </style:style>
    <style:style style:name="co76" style:family="table-column">
      <style:table-column-properties fo:break-before="auto" style:column-width="4.346cm"/>
    </style:style>
    <style:style style:name="co77" style:family="table-column">
      <style:table-column-properties fo:break-before="auto" style:column-width="3.731cm"/>
    </style:style>
    <style:style style:name="co78" style:family="table-column">
      <style:table-column-properties fo:break-before="auto" style:column-width="7.814cm"/>
    </style:style>
    <style:style style:name="co79" style:family="table-column">
      <style:table-column-properties fo:break-before="auto" style:column-width="2.96cm"/>
    </style:style>
    <style:style style:name="co80" style:family="table-column">
      <style:table-column-properties fo:break-before="auto" style:column-width="8.798cm"/>
    </style:style>
    <style:style style:name="co81" style:family="table-column">
      <style:table-column-properties fo:break-before="auto" style:column-width="3.806cm"/>
    </style:style>
    <style:style style:name="co82" style:family="table-column">
      <style:table-column-properties fo:break-before="auto" style:column-width="6.548cm"/>
    </style:style>
    <style:style style:name="co83" style:family="table-column">
      <style:table-column-properties fo:break-before="auto" style:column-width="9.128cm"/>
    </style:style>
    <style:style style:name="co84" style:family="table-column">
      <style:table-column-properties fo:break-before="auto" style:column-width="4.531cm"/>
    </style:style>
    <style:style style:name="co85" style:family="table-column">
      <style:table-column-properties fo:break-before="auto" style:column-width="3.884cm"/>
    </style:style>
    <style:style style:name="co86" style:family="table-column">
      <style:table-column-properties fo:break-before="auto" style:column-width="4.417cm"/>
    </style:style>
    <style:style style:name="co87" style:family="table-column">
      <style:table-column-properties fo:break-before="auto" style:column-width="5.087cm"/>
    </style:style>
    <style:style style:name="co88" style:family="table-column">
      <style:table-column-properties fo:break-before="auto" style:column-width="11.254cm"/>
    </style:style>
    <style:style style:name="co89" style:family="table-column">
      <style:table-column-properties fo:break-before="auto" style:column-width="17.852cm"/>
    </style:style>
    <style:style style:name="co90" style:family="table-column">
      <style:table-column-properties fo:break-before="auto" style:column-width="4.466cm"/>
    </style:style>
    <style:style style:name="co91" style:family="table-column">
      <style:table-column-properties fo:break-before="auto" style:column-width="6.964cm"/>
    </style:style>
    <style:style style:name="co92" style:family="table-column">
      <style:table-column-properties fo:break-before="auto" style:column-width="5.826cm"/>
    </style:style>
    <style:style style:name="co93" style:family="table-column">
      <style:table-column-properties fo:break-before="auto" style:column-width="10.181cm"/>
    </style:style>
    <style:style style:name="co94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4bd5e"/>
    </style:style>
    <style:style style:name="ce15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64" table:default-cell-style-name="Default"/>
        <table:table-column table:style-name="co7" table:number-columns-repeated="240" table:default-cell-style-name="Default"/>
        <table:table-row table:style-name="ro4">
          <table:table-cell table:style-name="ce6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1" office:value-type="string">
            <text:p>unit</text:p>
          </table:table-cell>
          <table:table-cell table:style-name="ce12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11" office:value-type="string">
            <text:p>comment</text:p>
          </table:table-cell>
          <table:table-cell table:style-name="ce5" table:number-columns-repeated="240"/>
        </table:table-row>
        <table:table-row table:style-name="ro2">
          <table:table-cell table:style-name="ce8" office:value-type="string">
            <text:p>VARIABLE_NAME</text:p>
          </table:table-cell>
          <table:table-cell table:style-name="ce8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INT_VALUE</text:p>
          </table:table-cell>
          <table:table-cell table:style-name="ce8" office:value-type="string">
            <text:p>INT_VALUE</text:p>
          </table:table-cell>
          <table:table-cell table:style-name="ce8" office:value-type="string">
            <text:p>A integer value</text:p>
          </table:table-cell>
          <table:table-cell table:style-name="ce8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FLOAT_VALUE</text:p>
          </table:table-cell>
          <table:table-cell table:style-name="ce8" office:value-type="string">
            <text:p>FLOAT_VALUE</text:p>
          </table:table-cell>
          <table:table-cell table:style-name="ce8" office:value-type="string">
            <text:p>A float value</text:p>
          </table:table-cell>
          <table:table-cell table:style-name="ce8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TEXT_VALUE</text:p>
          </table:table-cell>
          <table:table-cell table:style-name="ce8" office:value-type="string">
            <text:p>TEXT_VALUE</text:p>
          </table:table-cell>
          <table:table-cell table:style-name="ce8" office:value-type="string">
            <text:p>A text value</text:p>
          </table:table-cell>
          <table:table-cell table:style-name="ce8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0" office:value-type="string">
            <text:p>PROVIDER_ID</text:p>
          </table:table-cell>
          <table:table-cell table:style-name="ce10" office:value-type="string">
            <text:p>PROVIDER_ID</text:p>
          </table:table-cell>
          <table:table-cell table:style-name="ce8" office:value-type="string">
            <text:p>The identifier of the provider</text:p>
          </table:table-cell>
          <table:table-cell table:style-name="ce8" office:value-type="string">
            <text:p>The identifier of the provider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2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/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2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/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2">
          <table:table-cell office:value-type="string">
            <text:p>CELL_ID_10</text:p>
          </table:table-cell>
          <table:table-cell table:style-name="ce8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METHOD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GRID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  <table:table-cell table:number-columns-repeated="242"/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5">
          <table:table-cell table:style-name="ce6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1" office:value-type="string">
            <office:annotation draw:style-name="gr7" draw:text-style-name="P2" svg:width="20.041cm" svg:height="13.876cm" svg:x="9.453cm" svg:y="0cm" draw:caption-point-x="-0.61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definition</text:p>
          </table:table-cell>
        </table:table-row>
        <table:table-row table:style-name="ro2">
          <table:table-cell table:style-name="ce8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8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8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8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10" office:value-type="string">
            <text:p>PROVIDER_ID</text:p>
          </table:table-cell>
          <table:table-cell office:value-type="string">
            <text:p>STRING</text:p>
          </table:table-cell>
          <table:table-cell table:style-name="ce8" office:value-type="string">
            <text:p>The identifier of the provider</text:p>
          </table:table-cell>
          <table:table-cell table:style-name="ce8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3">
          <table:table-cell office:value-type="string">
            <text:p>TREE_ID</text:p>
          </table:table-cell>
          <table:table-cell office:value-type="string">
            <text:p>INTEGER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9" table:default-cell-style-name="Default"/>
        <table:table-column table:style-name="co70" table:default-cell-style-name="ce20"/>
        <table:table-column table:style-name="co71" table:default-cell-style-name="ce18"/>
        <table:table-column table:style-name="co72" table:number-columns-repeated="2" table:default-cell-style-name="Default"/>
        <table:table-row table:style-name="ro5">
          <table:table-cell table:style-name="ce6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7" office:value-type="string">
            <text:p>Code</text:p>
          </table:table-cell>
          <table:table-cell table:style-name="ce6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999</text:p>
          </table:table-cell>
          <table:table-cell office:value-type="float" office:value="1">
            <text:p>1</text:p>
          </table:table-cell>
          <table:table-cell table:style-name="ce18" office:value-type="string">
            <text:p>Other broadleaves</text:p>
          </table:table-cell>
          <table:table-cell table:style-name="ce18" office:value-type="string">
            <text:p>Other broadleav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998</text:p>
          </table:table-cell>
          <table:table-cell office:value-type="float" office:value="2">
            <text:p>2</text:p>
          </table:table-cell>
          <table:table-cell table:style-name="ce18" office:value-type="string">
            <text:p>Other conifers</text:p>
          </table:table-cell>
          <table:table-cell table:style-name="ce18" office:value-type="string">
            <text:p>Other conifer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997</text:p>
          </table:table-cell>
          <table:table-cell office:value-type="float" office:value="3">
            <text:p>3</text:p>
          </table:table-cell>
          <table:table-cell table:style-name="ce18" office:value-type="string">
            <text:p>Other shrubs</text:p>
          </table:table-cell>
          <table:table-cell table:style-name="ce18" office:value-type="string">
            <text:p>Other shrub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8" office:value-type="string">
            <text:p>Abies alba</text:p>
          </table:table-cell>
          <table:table-cell table:style-name="ce18" office:value-type="string">
            <text:p>Abie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8" office:value-type="string">
            <text:p>Abies cephalonica</text:p>
          </table:table-cell>
          <table:table-cell table:style-name="ce18" office:value-type="string">
            <text:p>Abies cepha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8" office:value-type="string">
            <text:p>Abies grandis</text:p>
          </table:table-cell>
          <table:table-cell table:style-name="ce18" office:value-type="string">
            <text:p>Abies gran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8" office:value-type="string">
            <text:p>Abies lasiocarpa</text:p>
          </table:table-cell>
          <table:table-cell table:style-name="ce18" office:value-type="string">
            <text:p>Abies lasi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8" office:value-type="string">
            <text:p>Abies nebrodensis</text:p>
          </table:table-cell>
          <table:table-cell table:style-name="ce18" office:value-type="string">
            <text:p>Abies nebro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8" office:value-type="string">
            <text:p>Abies nordmanniana</text:p>
          </table:table-cell>
          <table:table-cell table:style-name="ce18" office:value-type="string">
            <text:p>Abies nordman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8" office:value-type="string">
            <text:p>Abies pinsapo</text:p>
          </table:table-cell>
          <table:table-cell table:style-name="ce18" office:value-type="string">
            <text:p>Abies pinsap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8" office:value-type="string">
            <text:p>Abies procera</text:p>
          </table:table-cell>
          <table:table-cell table:style-name="ce18" office:value-type="string">
            <text:p>Abies proc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8" office:value-type="string">
            <text:p>Abies sibirica</text:p>
          </table:table-cell>
          <table:table-cell table:style-name="ce18" office:value-type="string">
            <text:p>Abies sibi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8" office:value-type="string">
            <text:p>Abies sp.</text:p>
          </table:table-cell>
          <table:table-cell table:style-name="ce18" office:value-type="string">
            <text:p>Abie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8" office:value-type="string">
            <text:p>Acacia cyanophylla</text:p>
          </table:table-cell>
          <table:table-cell table:style-name="ce18" office:value-type="string">
            <text:p>Acacia cyan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8" office:value-type="string">
            <text:p>Acacia cyclops</text:p>
          </table:table-cell>
          <table:table-cell table:style-name="ce18" office:value-type="string">
            <text:p>Acacia cyclop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8" office:value-type="string">
            <text:p>Acacia dealbata</text:p>
          </table:table-cell>
          <table:table-cell table:style-name="ce18" office:value-type="string">
            <text:p>Acacia dealb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8" office:value-type="string">
            <text:p>Acacia farnesiana</text:p>
          </table:table-cell>
          <table:table-cell table:style-name="ce18" office:value-type="string">
            <text:p>Acacia farne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8" office:value-type="string">
            <text:p>Acacia karoo</text:p>
          </table:table-cell>
          <table:table-cell table:style-name="ce18" office:value-type="string">
            <text:p>Acacia karo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8" office:value-type="string">
            <text:p>Acacia longifolia</text:p>
          </table:table-cell>
          <table:table-cell table:style-name="ce18" office:value-type="string">
            <text:p>Acacia long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8" office:value-type="string">
            <text:p>Acacia mearnsii</text:p>
          </table:table-cell>
          <table:table-cell table:style-name="ce18" office:value-type="string">
            <text:p>Acacia mearn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8" office:value-type="string">
            <text:p>Acacia melanoxylon</text:p>
          </table:table-cell>
          <table:table-cell table:style-name="ce18" office:value-type="string">
            <text:p>Acacia melanoxyl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8" office:value-type="string">
            <text:p>Acacia pycnantha</text:p>
          </table:table-cell>
          <table:table-cell table:style-name="ce18" office:value-type="string">
            <text:p>Acacia pycnanth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8" office:value-type="string">
            <text:p>Acacia retinodes</text:p>
          </table:table-cell>
          <table:table-cell table:style-name="ce18" office:value-type="string">
            <text:p>Acacia retino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8" office:value-type="string">
            <text:p>Acacia sp.</text:p>
          </table:table-cell>
          <table:table-cell table:style-name="ce18" office:value-type="string">
            <text:p>Acac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8" office:value-type="string">
            <text:p>Acer campestre</text:p>
          </table:table-cell>
          <table:table-cell table:style-name="ce18" office:value-type="string">
            <text:p>Acer campest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8" office:value-type="string">
            <text:p>Acer granatense</text:p>
          </table:table-cell>
          <table:table-cell table:style-name="ce18" office:value-type="string">
            <text:p>Acer granatens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8" office:value-type="string">
            <text:p>Acer heldreichii</text:p>
          </table:table-cell>
          <table:table-cell table:style-name="ce18" office:value-type="string">
            <text:p>Acer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8" office:value-type="string">
            <text:p>Acer hyrcanum</text:p>
          </table:table-cell>
          <table:table-cell table:style-name="ce18" office:value-type="string">
            <text:p>Acer hyrc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8" office:value-type="string">
            <text:p>Acer lobelii</text:p>
          </table:table-cell>
          <table:table-cell table:style-name="ce18" office:value-type="string">
            <text:p>Acer lobel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8" office:value-type="string">
            <text:p>Acer monspessulanum</text:p>
          </table:table-cell>
          <table:table-cell table:style-name="ce18" office:value-type="string">
            <text:p>Acer monspessul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8" office:value-type="string">
            <text:p>Acer negundo</text:p>
          </table:table-cell>
          <table:table-cell table:style-name="ce18" office:value-type="string">
            <text:p>Acer negun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8" office:value-type="string">
            <text:p>Acer obtusatum</text:p>
          </table:table-cell>
          <table:table-cell table:style-name="ce18" office:value-type="string">
            <text:p>Acer obtusat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8" office:value-type="string">
            <text:p>Acer opalus</text:p>
          </table:table-cell>
          <table:table-cell table:style-name="ce18" office:value-type="string">
            <text:p>Acer op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8" office:value-type="string">
            <text:p>Acer platanoides</text:p>
          </table:table-cell>
          <table:table-cell table:style-name="ce18" office:value-type="string">
            <text:p>Acer plata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8" office:value-type="string">
            <text:p>Acer pseudoplatanus</text:p>
          </table:table-cell>
          <table:table-cell table:style-name="ce18" office:value-type="string">
            <text:p>Acer pseudoplata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8" office:value-type="string">
            <text:p>Acer sempervirens</text:p>
          </table:table-cell>
          <table:table-cell table:style-name="ce18" office:value-type="string">
            <text:p>Acer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8" office:value-type="string">
            <text:p>Acer sp.</text:p>
          </table:table-cell>
          <table:table-cell table:style-name="ce18" office:value-type="string">
            <text:p>Ac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8" office:value-type="string">
            <text:p>Acer stevenii</text:p>
          </table:table-cell>
          <table:table-cell table:style-name="ce18" office:value-type="string">
            <text:p>Acer steve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8" office:value-type="string">
            <text:p>Acer tataricum</text:p>
          </table:table-cell>
          <table:table-cell table:style-name="ce18" office:value-type="string">
            <text:p>Acer tataric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8" office:value-type="string">
            <text:p>Acer trautvetteri</text:p>
          </table:table-cell>
          <table:table-cell table:style-name="ce18" office:value-type="string">
            <text:p>Acer trautvetter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8" office:value-type="string">
            <text:p>Aesculus hippocastaneaum</text:p>
          </table:table-cell>
          <table:table-cell table:style-name="ce18" office:value-type="string">
            <text:p>Aesculus hippocastanea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8" office:value-type="string">
            <text:p>Ailanthus altissima </text:p>
          </table:table-cell>
          <table:table-cell table:style-name="ce18" office:value-type="string">
            <text:p>Ailanthus altissim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8" office:value-type="string">
            <text:p>Ailanthus sp. (glandulosa)</text:p>
          </table:table-cell>
          <table:table-cell table:style-name="ce18" office:value-type="string">
            <text:p>Ailanthus sp. (glandulos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8" office:value-type="string">
            <text:p>Alnus cordata</text:p>
          </table:table-cell>
          <table:table-cell table:style-name="ce18" office:value-type="string">
            <text:p>Alnus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8" office:value-type="string">
            <text:p>Alnus glutinosa</text:p>
          </table:table-cell>
          <table:table-cell table:style-name="ce18" office:value-type="string">
            <text:p>Alnus glut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8" office:value-type="string">
            <text:p>Alnus incana</text:p>
          </table:table-cell>
          <table:table-cell table:style-name="ce18" office:value-type="string">
            <text:p>Alnus in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8" office:value-type="string">
            <text:p>Alnus sp.</text:p>
          </table:table-cell>
          <table:table-cell table:style-name="ce18" office:value-type="string">
            <text:p>Al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8" office:value-type="string">
            <text:p>Alnus viridis</text:p>
          </table:table-cell>
          <table:table-cell table:style-name="ce18" office:value-type="string">
            <text:p>Alnus viri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8" office:value-type="string">
            <text:p>Amelanchier canadensis</text:p>
          </table:table-cell>
          <table:table-cell table:style-name="ce18" office:value-type="string">
            <text:p>Amelanchier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8" office:value-type="string">
            <text:p>Amelanchier grandiflora</text:p>
          </table:table-cell>
          <table:table-cell table:style-name="ce18" office:value-type="string">
            <text:p>Amelanchier grand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8" office:value-type="string">
            <text:p>Amelanchier ovalis</text:p>
          </table:table-cell>
          <table:table-cell table:style-name="ce18" office:value-type="string">
            <text:p>Amelanchier ov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8" office:value-type="string">
            <text:p>Amelanchier sp.</text:p>
          </table:table-cell>
          <table:table-cell table:style-name="ce18" office:value-type="string">
            <text:p>Amelanchi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8" office:value-type="string">
            <text:p>Amelanchier spicata</text:p>
          </table:table-cell>
          <table:table-cell table:style-name="ce18" office:value-type="string">
            <text:p>Amelanchier sp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8" office:value-type="string">
            <text:p>Arbutus andrachne</text:p>
          </table:table-cell>
          <table:table-cell table:style-name="ce18" office:value-type="string">
            <text:p>Arbutus andrachn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8" office:value-type="string">
            <text:p>Arbutus sp.</text:p>
          </table:table-cell>
          <table:table-cell table:style-name="ce18" office:value-type="string">
            <text:p>Arbu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8" office:value-type="string">
            <text:p>Arbutus unedo</text:p>
          </table:table-cell>
          <table:table-cell table:style-name="ce18" office:value-type="string">
            <text:p>Arbutus une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8" office:value-type="string">
            <text:p>Berberis vulgaris</text:p>
          </table:table-cell>
          <table:table-cell table:style-name="ce18" office:value-type="string">
            <text:p>Berberis vulga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8" office:value-type="string">
            <text:p>Betula humilis </text:p>
          </table:table-cell>
          <table:table-cell table:style-name="ce18" office:value-type="string">
            <text:p>Betula humil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8" office:value-type="string">
            <text:p>Betula nana </text:p>
          </table:table-cell>
          <table:table-cell table:style-name="ce18" office:value-type="string">
            <text:p>Betula nan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8" office:value-type="string">
            <text:p>Betula pendula</text:p>
          </table:table-cell>
          <table:table-cell table:style-name="ce18" office:value-type="string">
            <text:p>Betula pend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8" office:value-type="string">
            <text:p>Betula pubescens</text:p>
          </table:table-cell>
          <table:table-cell table:style-name="ce18" office:value-type="string">
            <text:p>Betula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8" office:value-type="string">
            <text:p>Betula sp.</text:p>
          </table:table-cell>
          <table:table-cell table:style-name="ce18" office:value-type="string">
            <text:p>Betul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8" office:value-type="string">
            <text:p>Buxus balearica</text:p>
          </table:table-cell>
          <table:table-cell table:style-name="ce18" office:value-type="string">
            <text:p>Buxus bale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8" office:value-type="string">
            <text:p>Buxus sempervirens</text:p>
          </table:table-cell>
          <table:table-cell table:style-name="ce18" office:value-type="string">
            <text:p>Bux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8" office:value-type="string">
            <text:p>Buxus sp.</text:p>
          </table:table-cell>
          <table:table-cell table:style-name="ce18" office:value-type="string">
            <text:p>Bu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8" office:value-type="string">
            <text:p>Carpinus betulus</text:p>
          </table:table-cell>
          <table:table-cell table:style-name="ce18" office:value-type="string">
            <text:p>Carpinus bet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8" office:value-type="string">
            <text:p>Carpinus orientalis</text:p>
          </table:table-cell>
          <table:table-cell table:style-name="ce18" office:value-type="string">
            <text:p>Carpi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8" office:value-type="string">
            <text:p>Carpinus sp.</text:p>
          </table:table-cell>
          <table:table-cell table:style-name="ce18" office:value-type="string">
            <text:p>Carp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8" office:value-type="string">
            <text:p>Castanea sativa </text:p>
          </table:table-cell>
          <table:table-cell table:style-name="ce18" office:value-type="string">
            <text:p>Castanea sativ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8" office:value-type="string">
            <text:p>Castanea sp.</text:p>
          </table:table-cell>
          <table:table-cell table:style-name="ce18" office:value-type="string">
            <text:p>Castan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8" office:value-type="string">
            <text:p>Cedrus atlantica</text:p>
          </table:table-cell>
          <table:table-cell table:style-name="ce18" office:value-type="string">
            <text:p>Cedrus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8" office:value-type="string">
            <text:p>Cedrus deodara</text:p>
          </table:table-cell>
          <table:table-cell table:style-name="ce18" office:value-type="string">
            <text:p>Cedrus deoda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8" office:value-type="string">
            <text:p>Cedrus libani</text:p>
          </table:table-cell>
          <table:table-cell table:style-name="ce18" office:value-type="string">
            <text:p>Cedrus liban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8" office:value-type="string">
            <text:p>Cedrus sp.</text:p>
          </table:table-cell>
          <table:table-cell table:style-name="ce18" office:value-type="string">
            <text:p>Ced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8" office:value-type="string">
            <text:p>Celtis australis</text:p>
          </table:table-cell>
          <table:table-cell table:style-name="ce18" office:value-type="string">
            <text:p>Celtis austr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8" office:value-type="string">
            <text:p>Ceratonia siliqua</text:p>
          </table:table-cell>
          <table:table-cell table:style-name="ce18" office:value-type="string">
            <text:p>Ceratonia siliq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8" office:value-type="string">
            <text:p>Cercis siliquastrum </text:p>
          </table:table-cell>
          <table:table-cell table:style-name="ce18" office:value-type="string">
            <text:p>Cercis siliquastrum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8" office:value-type="string">
            <text:p>Chamaecyparis lawsoniana</text:p>
          </table:table-cell>
          <table:table-cell table:style-name="ce18" office:value-type="string">
            <text:p>Chamaecyparis lawso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8" office:value-type="string">
            <text:p>Chamaerops humilis</text:p>
          </table:table-cell>
          <table:table-cell table:style-name="ce18" office:value-type="string">
            <text:p>Chamaerops hum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8" office:value-type="string">
            <text:p>Cinnamomum camphora</text:p>
          </table:table-cell>
          <table:table-cell table:style-name="ce18" office:value-type="string">
            <text:p>Cinnamomum camph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8" office:value-type="string">
            <text:p>Cornus mas</text:p>
          </table:table-cell>
          <table:table-cell table:style-name="ce18" office:value-type="string">
            <text:p>Cornus ma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8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8" office:value-type="string">
            <text:p>Cornus sanguinea</text:p>
          </table:table-cell>
          <table:table-cell table:style-name="ce18" office:value-type="string">
            <text:p>Cornus sangu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8" office:value-type="string">
            <text:p>Cornus sp.</text:p>
          </table:table-cell>
          <table:table-cell table:style-name="ce18" office:value-type="string">
            <text:p>Cor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8" office:value-type="string">
            <text:p>Corylus avellana</text:p>
          </table:table-cell>
          <table:table-cell table:style-name="ce18" office:value-type="string">
            <text:p>Corylus avell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8" office:value-type="string">
            <text:p>Corylus sp.</text:p>
          </table:table-cell>
          <table:table-cell table:style-name="ce18" office:value-type="string">
            <text:p>Cory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8" office:value-type="string">
            <text:p>Crataegus azarolus</text:p>
          </table:table-cell>
          <table:table-cell table:style-name="ce18" office:value-type="string">
            <text:p>Crataegus azaro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8" office:value-type="string">
            <text:p>Crataegus laciniata</text:p>
          </table:table-cell>
          <table:table-cell table:style-name="ce18" office:value-type="string">
            <text:p>Crataegus lacini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8" office:value-type="string">
            <text:p>Crataegus laevigata</text:p>
          </table:table-cell>
          <table:table-cell table:style-name="ce18" office:value-type="string">
            <text:p>Crataegus laevig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8" office:value-type="string">
            <text:p>Crataegus monogyna</text:p>
          </table:table-cell>
          <table:table-cell table:style-name="ce18" office:value-type="string">
            <text:p>Crataegus monogy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8" office:value-type="string">
            <text:p>Crataegus sp. </text:p>
          </table:table-cell>
          <table:table-cell table:style-name="ce18" office:value-type="string">
            <text:p>Crataegus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8" office:value-type="string">
            <text:p>Cryptomeria sp.</text:p>
          </table:table-cell>
          <table:table-cell table:style-name="ce18" office:value-type="string">
            <text:p>Cryptomer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8" office:value-type="string">
            <text:p>Cupressus arizonica</text:p>
          </table:table-cell>
          <table:table-cell table:style-name="ce18" office:value-type="string">
            <text:p>Cupressus ariz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8" office:value-type="string">
            <text:p>Cupressus lusitanica</text:p>
          </table:table-cell>
          <table:table-cell table:style-name="ce18" office:value-type="string">
            <text:p>Cupress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8" office:value-type="string">
            <text:p>Cupressus macrocarpa</text:p>
          </table:table-cell>
          <table:table-cell table:style-name="ce18" office:value-type="string">
            <text:p>Cupressus macr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8" office:value-type="string">
            <text:p>Cupressus sempervirens</text:p>
          </table:table-cell>
          <table:table-cell table:style-name="ce18" office:value-type="string">
            <text:p>Cupress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8" office:value-type="string">
            <text:p>Cupressus sp.</text:p>
          </table:table-cell>
          <table:table-cell table:style-name="ce18" office:value-type="string">
            <text:p>Cupress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8" office:value-type="string">
            <text:p>Erica arborea</text:p>
          </table:table-cell>
          <table:table-cell table:style-name="ce18" office:value-type="string">
            <text:p>Erica arbo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8" office:value-type="string">
            <text:p>Erica manipuliflora</text:p>
          </table:table-cell>
          <table:table-cell table:style-name="ce18" office:value-type="string">
            <text:p>Erica manip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8" office:value-type="string">
            <text:p>Erica scoparia</text:p>
          </table:table-cell>
          <table:table-cell table:style-name="ce18" office:value-type="string">
            <text:p>Erica sco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8" office:value-type="string">
            <text:p>Erica sp.</text:p>
          </table:table-cell>
          <table:table-cell table:style-name="ce18" office:value-type="string">
            <text:p>Eric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8" office:value-type="string">
            <text:p>Eucalyptus camaldulensis</text:p>
          </table:table-cell>
          <table:table-cell table:style-name="ce18" office:value-type="string">
            <text:p>Eucalyptus camaldul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8" office:value-type="string">
            <text:p>Eucalyptus gomphocephalus</text:p>
          </table:table-cell>
          <table:table-cell table:style-name="ce18" office:value-type="string">
            <text:p>Eucalyptus gomphoceph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8" office:value-type="string">
            <text:p>Eucalyptus sp.</text:p>
          </table:table-cell>
          <table:table-cell table:style-name="ce18" office:value-type="string">
            <text:p>Eucalyp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8" office:value-type="string">
            <text:p>Euonymus europaeus</text:p>
          </table:table-cell>
          <table:table-cell table:style-name="ce18" office:value-type="string">
            <text:p>Euonymus europae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8" office:value-type="string">
            <text:p>Euonymus sp.</text:p>
          </table:table-cell>
          <table:table-cell table:style-name="ce18" office:value-type="string">
            <text:p>Euony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8" office:value-type="string">
            <text:p>Fagus sp.</text:p>
          </table:table-cell>
          <table:table-cell table:style-name="ce18" office:value-type="string">
            <text:p>Fag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8" office:value-type="string">
            <text:p>Fagus sylvatica</text:p>
          </table:table-cell>
          <table:table-cell table:style-name="ce18" office:value-type="string">
            <text:p>Fagus sylva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8" office:value-type="string">
            <text:p>Ficus carica</text:p>
          </table:table-cell>
          <table:table-cell table:style-name="ce18" office:value-type="string">
            <text:p>Ficus c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8" office:value-type="string">
            <text:p>Ficus sp.</text:p>
          </table:table-cell>
          <table:table-cell table:style-name="ce18" office:value-type="string">
            <text:p>Fi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8" office:value-type="string">
            <text:p>Frangula alnus</text:p>
          </table:table-cell>
          <table:table-cell table:style-name="ce18" office:value-type="string">
            <text:p>Frangula al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8" office:value-type="string">
            <text:p>Fraxinus angustifolia </text:p>
          </table:table-cell>
          <table:table-cell table:style-name="ce18" office:value-type="string">
            <text:p>Fraxinus angustifoli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8" office:value-type="string">
            <text:p>Fraxinus excelsior</text:p>
          </table:table-cell>
          <table:table-cell table:style-name="ce18" office:value-type="string">
            <text:p>Fraxinus excelsio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8" office:value-type="string">
            <text:p>Fraxinus ornus</text:p>
          </table:table-cell>
          <table:table-cell table:style-name="ce18" office:value-type="string">
            <text:p>Fraxinus o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8" office:value-type="string">
            <text:p>Fraxinus pallisae</text:p>
          </table:table-cell>
          <table:table-cell table:style-name="ce18" office:value-type="string">
            <text:p>Fraxinus pallisa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8" office:value-type="string">
            <text:p>Fraxinus pennsylvania</text:p>
          </table:table-cell>
          <table:table-cell table:style-name="ce18" office:value-type="string">
            <text:p>Fraxinus pennsylvan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8" office:value-type="string">
            <text:p>Fraxinus sp.</text:p>
          </table:table-cell>
          <table:table-cell table:style-name="ce18" office:value-type="string">
            <text:p>Frax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8" office:value-type="string">
            <text:p>Gleditsia sp.</text:p>
          </table:table-cell>
          <table:table-cell table:style-name="ce18" office:value-type="string">
            <text:p>Gledits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8" office:value-type="string">
            <text:p>Hippophae rhamnoides</text:p>
          </table:table-cell>
          <table:table-cell table:style-name="ce18" office:value-type="string">
            <text:p>Hippophae rham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8" office:value-type="string">
            <text:p>Ilex aquifolium</text:p>
          </table:table-cell>
          <table:table-cell table:style-name="ce18" office:value-type="string">
            <text:p>Ilex aquifol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8" office:value-type="string">
            <text:p>Ilex canariensis</text:p>
          </table:table-cell>
          <table:table-cell table:style-name="ce18" office:value-type="string">
            <text:p>Ile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8" office:value-type="string">
            <text:p>Ilex sp.</text:p>
          </table:table-cell>
          <table:table-cell table:style-name="ce18" office:value-type="string">
            <text:p>Ile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8" office:value-type="string">
            <text:p>Juglans cinerea</text:p>
          </table:table-cell>
          <table:table-cell table:style-name="ce18" office:value-type="string">
            <text:p>Juglans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8" office:value-type="string">
            <text:p>Juglans nigra</text:p>
          </table:table-cell>
          <table:table-cell table:style-name="ce18" office:value-type="string">
            <text:p>Juglan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8" office:value-type="string">
            <text:p>Juglans regia</text:p>
          </table:table-cell>
          <table:table-cell table:style-name="ce18" office:value-type="string">
            <text:p>Juglans reg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8" office:value-type="string">
            <text:p>Juglans sp.</text:p>
          </table:table-cell>
          <table:table-cell table:style-name="ce18" office:value-type="string">
            <text:p>Juglan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8" office:value-type="string">
            <text:p>Juniperus comunis</text:p>
          </table:table-cell>
          <table:table-cell table:style-name="ce18" office:value-type="string">
            <text:p>Juniperus co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8" office:value-type="string">
            <text:p>Juniperus oxycedrus</text:p>
          </table:table-cell>
          <table:table-cell table:style-name="ce18" office:value-type="string">
            <text:p>Juniperus oxycedr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8" office:value-type="string">
            <text:p>Juniperus phoenicea</text:p>
          </table:table-cell>
          <table:table-cell table:style-name="ce18" office:value-type="string">
            <text:p>Juniperus phoenic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8" office:value-type="string">
            <text:p>Juniperus sabina</text:p>
          </table:table-cell>
          <table:table-cell table:style-name="ce18" office:value-type="string">
            <text:p>Juniperus sab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8" office:value-type="string">
            <text:p>Juniperus sp.</text:p>
          </table:table-cell>
          <table:table-cell table:style-name="ce18" office:value-type="string">
            <text:p>Junipe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8" office:value-type="string">
            <text:p>Juniperus thurifera</text:p>
          </table:table-cell>
          <table:table-cell table:style-name="ce18" office:value-type="string">
            <text:p>Juniperus thur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8" office:value-type="string">
            <text:p>Juniperus virginiana</text:p>
          </table:table-cell>
          <table:table-cell table:style-name="ce18" office:value-type="string">
            <text:p>Juniperus virgi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8" office:value-type="string">
            <text:p>Laburnum alpinum</text:p>
          </table:table-cell>
          <table:table-cell table:style-name="ce18" office:value-type="string">
            <text:p>Laburnum alpi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8" office:value-type="string">
            <text:p>Laburnum anagyroides</text:p>
          </table:table-cell>
          <table:table-cell table:style-name="ce18" office:value-type="string">
            <text:p>Laburnum anagyr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8" office:value-type="string">
            <text:p>Laburnum sp.</text:p>
          </table:table-cell>
          <table:table-cell table:style-name="ce18" office:value-type="string">
            <text:p>Laburnum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8" office:value-type="string">
            <text:p>Larix decidua</text:p>
          </table:table-cell>
          <table:table-cell table:style-name="ce18" office:value-type="string">
            <text:p>Larix decid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8" office:value-type="string">
            <text:p>Larix kaempferi C25</text:p>
          </table:table-cell>
          <table:table-cell table:style-name="ce18" office:value-type="string">
            <text:p>Larix kaempferi C25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8" office:value-type="string">
            <text:p>Larix sp.</text:p>
          </table:table-cell>
          <table:table-cell table:style-name="ce18" office:value-type="string">
            <text:p>L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8" office:value-type="string">
            <text:p>Laurus azorica</text:p>
          </table:table-cell>
          <table:table-cell table:style-name="ce18" office:value-type="string">
            <text:p>Laurus azo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8" office:value-type="string">
            <text:p>Laurus nobilis</text:p>
          </table:table-cell>
          <table:table-cell table:style-name="ce18" office:value-type="string">
            <text:p>Laurus nob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8" office:value-type="string">
            <text:p>Ligustrum vulgare</text:p>
          </table:table-cell>
          <table:table-cell table:style-name="ce18" office:value-type="string">
            <text:p>Ligustrum vulga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8" office:value-type="string">
            <text:p>Liriodendron tulipifera </text:p>
          </table:table-cell>
          <table:table-cell table:style-name="ce18" office:value-type="string">
            <text:p>Liriodendron tulipife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8" office:value-type="string">
            <text:p>Lonicera sp.</text:p>
          </table:table-cell>
          <table:table-cell table:style-name="ce18" office:value-type="string">
            <text:p>Lonicer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8" office:value-type="string">
            <text:p>Magnolia sp.</text:p>
          </table:table-cell>
          <table:table-cell table:style-name="ce18" office:value-type="string">
            <text:p>Magno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8" office:value-type="string">
            <text:p>Malus domestica</text:p>
          </table:table-cell>
          <table:table-cell table:style-name="ce18" office:value-type="string">
            <text:p>Mal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8" office:value-type="string">
            <text:p>Malus sp.</text:p>
          </table:table-cell>
          <table:table-cell table:style-name="ce18" office:value-type="string">
            <text:p>Ma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8" office:value-type="string">
            <text:p>Malus sylvestris</text:p>
          </table:table-cell>
          <table:table-cell table:style-name="ce18" office:value-type="string">
            <text:p>Mal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8" office:value-type="string">
            <text:p>Metasequoia sp.</text:p>
          </table:table-cell>
          <table:table-cell table:style-name="ce18" office:value-type="string">
            <text:p>Metasequo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8" office:value-type="string">
            <text:p>Morus alba</text:p>
          </table:table-cell>
          <table:table-cell table:style-name="ce18" office:value-type="string">
            <text:p>Mor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8" office:value-type="string">
            <text:p>Morus nigra</text:p>
          </table:table-cell>
          <table:table-cell table:style-name="ce18" office:value-type="string">
            <text:p>Mor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8" office:value-type="string">
            <text:p>Morus sp.</text:p>
          </table:table-cell>
          <table:table-cell table:style-name="ce18" office:value-type="string">
            <text:p>Mo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8" office:value-type="string">
            <text:p>Myrica faya</text:p>
          </table:table-cell>
          <table:table-cell table:style-name="ce18" office:value-type="string">
            <text:p>Myrica fay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8" office:value-type="string">
            <text:p>Myrtus communis</text:p>
          </table:table-cell>
          <table:table-cell table:style-name="ce18" office:value-type="string">
            <text:p>Myrt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8" office:value-type="string">
            <text:p>Ocotea foetens</text:p>
          </table:table-cell>
          <table:table-cell table:style-name="ce18" office:value-type="string">
            <text:p>Ocotea foet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8" office:value-type="string">
            <text:p>Olea europaea</text:p>
          </table:table-cell>
          <table:table-cell table:style-name="ce18" office:value-type="string">
            <text:p>Olea europa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8" office:value-type="string">
            <text:p>Olea sp.</text:p>
          </table:table-cell>
          <table:table-cell table:style-name="ce18" office:value-type="string">
            <text:p>Ol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8" office:value-type="string">
            <text:p>Ostrya carpinifolia</text:p>
          </table:table-cell>
          <table:table-cell table:style-name="ce18" office:value-type="string">
            <text:p>Ostrya carpi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8" office:value-type="string">
            <text:p>Paulownia tomentosa</text:p>
          </table:table-cell>
          <table:table-cell table:style-name="ce18" office:value-type="string">
            <text:p>Paulown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8" office:value-type="string">
            <text:p>Persea indica</text:p>
          </table:table-cell>
          <table:table-cell table:style-name="ce18" office:value-type="string">
            <text:p>Persea ind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8" office:value-type="string">
            <text:p>Phillyrea angustifolia</text:p>
          </table:table-cell>
          <table:table-cell table:style-name="ce18" office:value-type="string">
            <text:p>Phillyrea angus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8" office:value-type="string">
            <text:p>Phillyrea latifolia</text:p>
          </table:table-cell>
          <table:table-cell table:style-name="ce18" office:value-type="string">
            <text:p>Phillyrea la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8" office:value-type="string">
            <text:p>Phoenix canariensis</text:p>
          </table:table-cell>
          <table:table-cell table:style-name="ce18" office:value-type="string">
            <text:p>Phoen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8" office:value-type="string">
            <text:p>Phoenix sp.</text:p>
          </table:table-cell>
          <table:table-cell table:style-name="ce18" office:value-type="string">
            <text:p>Phoen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8" office:value-type="string">
            <text:p>Picconia excelsa</text:p>
          </table:table-cell>
          <table:table-cell table:style-name="ce18" office:value-type="string">
            <text:p>Picconia excel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8" office:value-type="string">
            <text:p>Picea abies </text:p>
          </table:table-cell>
          <table:table-cell table:style-name="ce18" office:value-type="string">
            <text:p>Picea abie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8" office:value-type="string">
            <text:p>Picea engelmannii</text:p>
          </table:table-cell>
          <table:table-cell table:style-name="ce18" office:value-type="string">
            <text:p>Picea engelman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8" office:value-type="string">
            <text:p>Picea glauca</text:p>
          </table:table-cell>
          <table:table-cell table:style-name="ce18" office:value-type="string">
            <text:p>Picea glau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8" office:value-type="string">
            <text:p>Picea omorika</text:p>
          </table:table-cell>
          <table:table-cell table:style-name="ce18" office:value-type="string">
            <text:p>Picea omorik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8" office:value-type="string">
            <text:p>Picea orientalis</text:p>
          </table:table-cell>
          <table:table-cell table:style-name="ce18" office:value-type="string">
            <text:p>Picea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8" office:value-type="string">
            <text:p>Picea pungens</text:p>
          </table:table-cell>
          <table:table-cell table:style-name="ce18" office:value-type="string">
            <text:p>Picea pung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8" office:value-type="string">
            <text:p>Picea sitchensis</text:p>
          </table:table-cell>
          <table:table-cell table:style-name="ce18" office:value-type="string">
            <text:p>Picea sitch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8" office:value-type="string">
            <text:p>Picea sp.</text:p>
          </table:table-cell>
          <table:table-cell table:style-name="ce18" office:value-type="string">
            <text:p>Pic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8" office:value-type="string">
            <text:p>Pinus banksiana</text:p>
          </table:table-cell>
          <table:table-cell table:style-name="ce18" office:value-type="string">
            <text:p>Pinus bank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8" office:value-type="string">
            <text:p>Pinus canariensis</text:p>
          </table:table-cell>
          <table:table-cell table:style-name="ce18" office:value-type="string">
            <text:p>Pin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8" office:value-type="string">
            <text:p>Pinus cembra</text:p>
          </table:table-cell>
          <table:table-cell table:style-name="ce18" office:value-type="string">
            <text:p>Pinus cem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8" office:value-type="string">
            <text:p>Pinus contorta</text:p>
          </table:table-cell>
          <table:table-cell table:style-name="ce18" office:value-type="string">
            <text:p>Pinus contor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8" office:value-type="string">
            <text:p>Pinus halepensis</text:p>
          </table:table-cell>
          <table:table-cell table:style-name="ce18" office:value-type="string">
            <text:p>Pinus halep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8" office:value-type="string">
            <text:p>Pinus heldreichii</text:p>
          </table:table-cell>
          <table:table-cell table:style-name="ce18" office:value-type="string">
            <text:p>Pinus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9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8" office:value-type="string">
            <text:p>Pinus leucodermis</text:p>
          </table:table-cell>
          <table:table-cell table:style-name="ce18" office:value-type="string">
            <text:p>Pinus leucode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8" office:value-type="string">
            <text:p>Pinus mugo </text:p>
          </table:table-cell>
          <table:table-cell table:style-name="ce18" office:value-type="string">
            <text:p>Pinus mugo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8" office:value-type="string">
            <text:p>Pinus nigra </text:p>
          </table:table-cell>
          <table:table-cell table:style-name="ce18" office:value-type="string">
            <text:p>Pinus nig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8" office:value-type="string">
            <text:p>Pinus pinaster</text:p>
          </table:table-cell>
          <table:table-cell table:style-name="ce18" office:value-type="string">
            <text:p>Pinus pin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8" office:value-type="string">
            <text:p>Pinus pinea</text:p>
          </table:table-cell>
          <table:table-cell table:style-name="ce18" office:value-type="string">
            <text:p>Pinus p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8" office:value-type="string">
            <text:p>Pinus ponderosa</text:p>
          </table:table-cell>
          <table:table-cell table:style-name="ce18" office:value-type="string">
            <text:p>Pinus ponder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8" office:value-type="string">
            <text:p>Pinus radiata </text:p>
          </table:table-cell>
          <table:table-cell table:style-name="ce18" office:value-type="string">
            <text:p>Pinus radiat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8" office:value-type="string">
            <text:p>Pinus sp</text:p>
          </table:table-cell>
          <table:table-cell table:style-name="ce18" office:value-type="string">
            <text:p>Pinus s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8" office:value-type="string">
            <text:p>Pinus strobus</text:p>
          </table:table-cell>
          <table:table-cell table:style-name="ce18" office:value-type="string">
            <text:p>Pinus strob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8" office:value-type="string">
            <text:p>Pinus sylvestris</text:p>
          </table:table-cell>
          <table:table-cell table:style-name="ce18" office:value-type="string">
            <text:p>Pin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8" office:value-type="string">
            <text:p>Pinus uncinata (rotundata)</text:p>
          </table:table-cell>
          <table:table-cell table:style-name="ce18" office:value-type="string">
            <text:p>Pinus uncinata (rotundat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8" office:value-type="string">
            <text:p>Pistacia atlantica</text:p>
          </table:table-cell>
          <table:table-cell table:style-name="ce18" office:value-type="string">
            <text:p>Pistacia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8" office:value-type="string">
            <text:p>Pistacia lentiscus</text:p>
          </table:table-cell>
          <table:table-cell table:style-name="ce18" office:value-type="string">
            <text:p>Pistacia lentisc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8" office:value-type="string">
            <text:p>Pistacia terebinthus</text:p>
          </table:table-cell>
          <table:table-cell table:style-name="ce18" office:value-type="string">
            <text:p>Pistacia terebinth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8" office:value-type="string">
            <text:p>Platanus acerifolia</text:p>
          </table:table-cell>
          <table:table-cell table:style-name="ce18" office:value-type="string">
            <text:p>Platanus acer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8" office:value-type="string">
            <text:p>Platanus orientalis</text:p>
          </table:table-cell>
          <table:table-cell table:style-name="ce18" office:value-type="string">
            <text:p>Plata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8" office:value-type="string">
            <text:p>Platanus sp. (incl hybrida)</text:p>
          </table:table-cell>
          <table:table-cell table:style-name="ce18" office:value-type="string">
            <text:p>Platanus sp. (incl hybrid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8" office:value-type="string">
            <text:p>Pleiomeris canariensis</text:p>
          </table:table-cell>
          <table:table-cell table:style-name="ce18" office:value-type="string">
            <text:p>Pleiomeri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8" office:value-type="string">
            <text:p>Populus alba</text:p>
          </table:table-cell>
          <table:table-cell table:style-name="ce18" office:value-type="string">
            <text:p>Popul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8" office:value-type="string">
            <text:p>Populus nigra</text:p>
          </table:table-cell>
          <table:table-cell table:style-name="ce18" office:value-type="string">
            <text:p>Popul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8" office:value-type="string">
            <text:p>Populus sp.</text:p>
          </table:table-cell>
          <table:table-cell table:style-name="ce18" office:value-type="string">
            <text:p>Popu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8" office:value-type="string">
            <text:p>Populus tremula</text:p>
          </table:table-cell>
          <table:table-cell table:style-name="ce18" office:value-type="string">
            <text:p>Populus trem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8" office:value-type="string">
            <text:p>Populus x canescens</text:p>
          </table:table-cell>
          <table:table-cell table:style-name="ce18" office:value-type="string">
            <text:p>Populus x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8" office:value-type="string">
            <text:p>Prunus armeniaca</text:p>
          </table:table-cell>
          <table:table-cell table:style-name="ce18" office:value-type="string">
            <text:p>Prunus armenia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8" office:value-type="string">
            <text:p>Prunus avium</text:p>
          </table:table-cell>
          <table:table-cell table:style-name="ce18" office:value-type="string">
            <text:p>Prunus av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8" office:value-type="string">
            <text:p>Prunus cerasifera</text:p>
          </table:table-cell>
          <table:table-cell table:style-name="ce18" office:value-type="string">
            <text:p>Prunus ceras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8" office:value-type="string">
            <text:p>Prunus cerasus</text:p>
          </table:table-cell>
          <table:table-cell table:style-name="ce18" office:value-type="string">
            <text:p>Prunus ceras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8" office:value-type="string">
            <text:p>Prunus domestica</text:p>
          </table:table-cell>
          <table:table-cell table:style-name="ce18" office:value-type="string">
            <text:p>Prun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8" office:value-type="string">
            <text:p>Prunus dulcis</text:p>
          </table:table-cell>
          <table:table-cell table:style-name="ce18" office:value-type="string">
            <text:p>Prunus dulc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8" office:value-type="string">
            <text:p>Prunus lusitanica</text:p>
          </table:table-cell>
          <table:table-cell table:style-name="ce18" office:value-type="string">
            <text:p>Prun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8" office:value-type="string">
            <text:p>Prunus mahaleb</text:p>
          </table:table-cell>
          <table:table-cell table:style-name="ce18" office:value-type="string">
            <text:p>Prunus mahaleb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8" office:value-type="string">
            <text:p>Prunus padus </text:p>
          </table:table-cell>
          <table:table-cell table:style-name="ce18" office:value-type="string">
            <text:p>Prunus padu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8" office:value-type="string">
            <text:p>Prunus persica</text:p>
          </table:table-cell>
          <table:table-cell table:style-name="ce18" office:value-type="string">
            <text:p>Prunus pers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8" office:value-type="string">
            <text:p>Prunus serotina</text:p>
          </table:table-cell>
          <table:table-cell table:style-name="ce18" office:value-type="string">
            <text:p>Prunus serot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8" office:value-type="string">
            <text:p>Prunus sp.</text:p>
          </table:table-cell>
          <table:table-cell table:style-name="ce18" office:value-type="string">
            <text:p>Pru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8" office:value-type="string">
            <text:p>Prunus spinosa</text:p>
          </table:table-cell>
          <table:table-cell table:style-name="ce18" office:value-type="string">
            <text:p>Prunus sp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8" office:value-type="string">
            <text:p>Pseudotsuga menziesii</text:p>
          </table:table-cell>
          <table:table-cell table:style-name="ce18" office:value-type="string">
            <text:p>Pseudotsuga menzie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8" office:value-type="string">
            <text:p>Pyrus amygdaliformis</text:p>
          </table:table-cell>
          <table:table-cell table:style-name="ce18" office:value-type="string">
            <text:p>Pyrus amygdalifo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8" office:value-type="string">
            <text:p>Pyrus communis</text:p>
          </table:table-cell>
          <table:table-cell table:style-name="ce18" office:value-type="string">
            <text:p>Pyr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8" office:value-type="string">
            <text:p>Pyrus pyraster</text:p>
          </table:table-cell>
          <table:table-cell table:style-name="ce18" office:value-type="string">
            <text:p>Pyrus pyr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8" office:value-type="string">
            <text:p>Pyrus sp.</text:p>
          </table:table-cell>
          <table:table-cell table:style-name="ce18" office:value-type="string">
            <text:p>Py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8" office:value-type="string">
            <text:p>Quercus alnifolia</text:p>
          </table:table-cell>
          <table:table-cell table:style-name="ce18" office:value-type="string">
            <text:p>Quercus al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8" office:value-type="string">
            <text:p>Quercus canariensis</text:p>
          </table:table-cell>
          <table:table-cell table:style-name="ce18" office:value-type="string">
            <text:p>Querc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8" office:value-type="string">
            <text:p>Quercus cerris</text:p>
          </table:table-cell>
          <table:table-cell table:style-name="ce18" office:value-type="string">
            <text:p>Quercus cer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8" office:value-type="string">
            <text:p>Quercus coccifera (Q. calliprinos)</text:p>
          </table:table-cell>
          <table:table-cell table:style-name="ce18" office:value-type="string">
            <text:p>Quercus coccifera (Q. calliprino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8" office:value-type="string">
            <text:p>Quercus congesta</text:p>
          </table:table-cell>
          <table:table-cell table:style-name="ce18" office:value-type="string">
            <text:p>Quercus conges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8" office:value-type="string">
            <text:p>Quercus dalechampii</text:p>
          </table:table-cell>
          <table:table-cell table:style-name="ce18" office:value-type="string">
            <text:p>Quercus dalechamp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8" office:value-type="string">
            <text:p>Quercus faginea</text:p>
          </table:table-cell>
          <table:table-cell table:style-name="ce18" office:value-type="string">
            <text:p>Quercus fag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8" office:value-type="string">
            <text:p>Quercus frainetto</text:p>
          </table:table-cell>
          <table:table-cell table:style-name="ce18" office:value-type="string">
            <text:p>Quercus frainett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8" office:value-type="string">
            <text:p>Quercus fruticosa</text:p>
          </table:table-cell>
          <table:table-cell table:style-name="ce18" office:value-type="string">
            <text:p>Quercus fruticos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8" office:value-type="string">
            <text:p>Quercus hartwissiana</text:p>
          </table:table-cell>
          <table:table-cell table:style-name="ce18" office:value-type="string">
            <text:p>Quercus hartwis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8" office:value-type="string">
            <text:p>Quercus ilex</text:p>
          </table:table-cell>
          <table:table-cell table:style-name="ce18" office:value-type="string">
            <text:p>Quercus ilex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8" office:value-type="string">
            <text:p>Quercus lusitanica</text:p>
          </table:table-cell>
          <table:table-cell table:style-name="ce18" office:value-type="string">
            <text:p>Querc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8" office:value-type="string">
            <text:p>Quercus macrolepis (Q. aegilops)</text:p>
          </table:table-cell>
          <table:table-cell table:style-name="ce18" office:value-type="string">
            <text:p>Quercus macrolepis (Q. aegilop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8" office:value-type="string">
            <text:p>Quercus mas</text:p>
          </table:table-cell>
          <table:table-cell table:style-name="ce18" office:value-type="string">
            <text:p>Quercus ma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8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8" office:value-type="string">
            <text:p>Quercus palustris</text:p>
          </table:table-cell>
          <table:table-cell table:style-name="ce18" office:value-type="string">
            <text:p>Quercus palu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8" office:value-type="string">
            <text:p>Quercus pedunculiflora</text:p>
          </table:table-cell>
          <table:table-cell table:style-name="ce18" office:value-type="string">
            <text:p>Quercus pedunc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8" office:value-type="string">
            <text:p>Quercus petraea </text:p>
          </table:table-cell>
          <table:table-cell table:style-name="ce18" office:value-type="string">
            <text:p>Quercus petrae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8" office:value-type="string">
            <text:p>Quercus petraea (group) x pubesce</text:p>
          </table:table-cell>
          <table:table-cell table:style-name="ce18" office:value-type="string">
            <text:p>Quercus petraea (group) x pubesc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8" office:value-type="string">
            <text:p>Quercus petraea group</text:p>
          </table:table-cell>
          <table:table-cell table:style-name="ce18" office:value-type="string">
            <text:p>Quercus petraea grou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8" office:value-type="string">
            <text:p>Quercus polycarpa</text:p>
          </table:table-cell>
          <table:table-cell table:style-name="ce18" office:value-type="string">
            <text:p>Quercus poly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8" office:value-type="string">
            <text:p>Quercus pubescens</text:p>
          </table:table-cell>
          <table:table-cell table:style-name="ce18" office:value-type="string">
            <text:p>Quercus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8" office:value-type="string">
            <text:p>Quercus pyrenaica (Q. toza)</text:p>
          </table:table-cell>
          <table:table-cell table:style-name="ce18" office:value-type="string">
            <text:p>Quercus pyrenaica (Q. toz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8" office:value-type="string">
            <text:p>Quercus robur </text:p>
          </table:table-cell>
          <table:table-cell table:style-name="ce18" office:value-type="string">
            <text:p>Quercus robur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8" office:value-type="string">
            <text:p>Quercus robur x pyrenaica</text:p>
          </table:table-cell>
          <table:table-cell table:style-name="ce18" office:value-type="string">
            <text:p>Quercus robur x pyrena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8" office:value-type="string">
            <text:p>Quercus rubra</text:p>
          </table:table-cell>
          <table:table-cell table:style-name="ce18" office:value-type="string">
            <text:p>Quercus ru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8" office:value-type="string">
            <text:p>Quercus sp.</text:p>
          </table:table-cell>
          <table:table-cell table:style-name="ce18" office:value-type="string">
            <text:p>Quer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8" office:value-type="string">
            <text:p>Quercus suber</text:p>
          </table:table-cell>
          <table:table-cell table:style-name="ce18" office:value-type="string">
            <text:p>Quercus sub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8" office:value-type="string">
            <text:p>Quercus trojana</text:p>
          </table:table-cell>
          <table:table-cell table:style-name="ce18" office:value-type="string">
            <text:p>Quercus troj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8" office:value-type="string">
            <text:p>Rhamnus alaternus</text:p>
          </table:table-cell>
          <table:table-cell table:style-name="ce18" office:value-type="string">
            <text:p>Rhamnus alate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8" office:value-type="string">
            <text:p>Rhamnus catharticus (a)</text:p>
          </table:table-cell>
          <table:table-cell table:style-name="ce18" office:value-type="string">
            <text:p>Rhamnus catharticus (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8" office:value-type="string">
            <text:p>Rhamnus lycioides spp. oleoides</text:p>
          </table:table-cell>
          <table:table-cell table:style-name="ce18" office:value-type="string">
            <text:p>Rhamnus lycioides spp. ole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8" office:value-type="string">
            <text:p>Rhamnus sp.</text:p>
          </table:table-cell>
          <table:table-cell table:style-name="ce18" office:value-type="string">
            <text:p>Rham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8" office:value-type="string">
            <text:p>Rhus coriaria</text:p>
          </table:table-cell>
          <table:table-cell table:style-name="ce18" office:value-type="string">
            <text:p>Rhus cori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8" office:value-type="string">
            <text:p>Rhus typhina</text:p>
          </table:table-cell>
          <table:table-cell table:style-name="ce18" office:value-type="string">
            <text:p>Rhus typh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8" office:value-type="string">
            <text:p>Robinia pseudoacacia</text:p>
          </table:table-cell>
          <table:table-cell table:style-name="ce18" office:value-type="string">
            <text:p>Robinia pseudoacac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8" office:value-type="string">
            <text:p>Salix alba </text:p>
          </table:table-cell>
          <table:table-cell table:style-name="ce18" office:value-type="string">
            <text:p>Salix alb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8" office:value-type="string">
            <text:p>Salix atrocinerea</text:p>
          </table:table-cell>
          <table:table-cell table:style-name="ce18" office:value-type="string">
            <text:p>Salix atro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8" office:value-type="string">
            <text:p>Salix babylonica</text:p>
          </table:table-cell>
          <table:table-cell table:style-name="ce18" office:value-type="string">
            <text:p>Salix baby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8" office:value-type="string">
            <text:p>Salix cantabrica</text:p>
          </table:table-cell>
          <table:table-cell table:style-name="ce18" office:value-type="string">
            <text:p>Salix cantab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8" office:value-type="string">
            <text:p>Salix caprea</text:p>
          </table:table-cell>
          <table:table-cell table:style-name="ce18" office:value-type="string">
            <text:p>Salix cap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8" office:value-type="string">
            <text:p>Salix cinerea</text:p>
          </table:table-cell>
          <table:table-cell table:style-name="ce18" office:value-type="string">
            <text:p>Salix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8" office:value-type="string">
            <text:p>Salix eleagnos</text:p>
          </table:table-cell>
          <table:table-cell table:style-name="ce18" office:value-type="string">
            <text:p>Salix eleagn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8" office:value-type="string">
            <text:p>Salix fragilis</text:p>
          </table:table-cell>
          <table:table-cell table:style-name="ce18" office:value-type="string">
            <text:p>Salix frag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8" office:value-type="string">
            <text:p>Salix purpurea</text:p>
          </table:table-cell>
          <table:table-cell table:style-name="ce18" office:value-type="string">
            <text:p>Salix purpu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8" office:value-type="string">
            <text:p>Salix sp.</text:p>
          </table:table-cell>
          <table:table-cell table:style-name="ce18" office:value-type="string">
            <text:p>Sal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8" office:value-type="string">
            <text:p>Salix viminalis</text:p>
          </table:table-cell>
          <table:table-cell table:style-name="ce18" office:value-type="string">
            <text:p>Salix vi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8" office:value-type="string">
            <text:p>Sambucus ebulus</text:p>
          </table:table-cell>
          <table:table-cell table:style-name="ce18" office:value-type="string">
            <text:p>Sambucus eb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8" office:value-type="string">
            <text:p>Sambucus nigra</text:p>
          </table:table-cell>
          <table:table-cell table:style-name="ce18" office:value-type="string">
            <text:p>Sambuc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8" office:value-type="string">
            <text:p>Sambucus racemosa</text:p>
          </table:table-cell>
          <table:table-cell table:style-name="ce18" office:value-type="string">
            <text:p>Sambucus racem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8" office:value-type="string">
            <text:p>Sambucus sp.</text:p>
          </table:table-cell>
          <table:table-cell table:style-name="ce18" office:value-type="string">
            <text:p>Sambu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8" office:value-type="string">
            <text:p>Sequoiadendron sp.</text:p>
          </table:table-cell>
          <table:table-cell table:style-name="ce18" office:value-type="string">
            <text:p>Sequoiadendron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8" office:value-type="string">
            <text:p>Sophora japonica</text:p>
          </table:table-cell>
          <table:table-cell table:style-name="ce18" office:value-type="string">
            <text:p>Sophora jap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8" office:value-type="string">
            <text:p>Sorbus aria</text:p>
          </table:table-cell>
          <table:table-cell table:style-name="ce18" office:value-type="string">
            <text:p>Sorbus 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8" office:value-type="string">
            <text:p>Sorbus aucuparia</text:p>
          </table:table-cell>
          <table:table-cell table:style-name="ce18" office:value-type="string">
            <text:p>Sorbus aucu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8" office:value-type="string">
            <text:p>Sorbus chamaemespilus</text:p>
          </table:table-cell>
          <table:table-cell table:style-name="ce18" office:value-type="string">
            <text:p>Sorbus chamaemespi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8" office:value-type="string">
            <text:p>Sorbus domestica</text:p>
          </table:table-cell>
          <table:table-cell table:style-name="ce18" office:value-type="string">
            <text:p>Sorb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8" office:value-type="string">
            <text:p>Sorbus intermedia</text:p>
          </table:table-cell>
          <table:table-cell table:style-name="ce18" office:value-type="string">
            <text:p>Sorbus intermed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8" office:value-type="string">
            <text:p>Sorbus latifolia s.l.</text:p>
          </table:table-cell>
          <table:table-cell table:style-name="ce18" office:value-type="string">
            <text:p>Sorbus latifolia s.l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8" office:value-type="string">
            <text:p>Sorbus mougeotii</text:p>
          </table:table-cell>
          <table:table-cell table:style-name="ce18" office:value-type="string">
            <text:p>Sorbus mougeot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8" office:value-type="string">
            <text:p>Sorbus sp.</text:p>
          </table:table-cell>
          <table:table-cell table:style-name="ce18" office:value-type="string">
            <text:p>Sorb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8" office:value-type="string">
            <text:p>Sorbus torminalis</text:p>
          </table:table-cell>
          <table:table-cell table:style-name="ce18" office:value-type="string">
            <text:p>Sorbus tor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8" office:value-type="string">
            <text:p>Tamarix africana</text:p>
          </table:table-cell>
          <table:table-cell table:style-name="ce18" office:value-type="string">
            <text:p>Tamarix afri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8" office:value-type="string">
            <text:p>Tamarix canariensis</text:p>
          </table:table-cell>
          <table:table-cell table:style-name="ce18" office:value-type="string">
            <text:p>Tamar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8" office:value-type="string">
            <text:p>Tamarix sp.</text:p>
          </table:table-cell>
          <table:table-cell table:style-name="ce18" office:value-type="string">
            <text:p>Tam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8" office:value-type="string">
            <text:p>Taxodium distichum</text:p>
          </table:table-cell>
          <table:table-cell table:style-name="ce18" office:value-type="string">
            <text:p>Taxodium distich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8" office:value-type="string">
            <text:p>Taxus baccata</text:p>
          </table:table-cell>
          <table:table-cell table:style-name="ce18" office:value-type="string">
            <text:p>Taxus bac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8" office:value-type="string">
            <text:p>Taxus sp.</text:p>
          </table:table-cell>
          <table:table-cell table:style-name="ce18" office:value-type="string">
            <text:p>Ta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8" office:value-type="string">
            <text:p>Tetraclinis articulata</text:p>
          </table:table-cell>
          <table:table-cell table:style-name="ce18" office:value-type="string">
            <text:p>Tetraclinis articul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8" office:value-type="string">
            <text:p>Thuja plicata</text:p>
          </table:table-cell>
          <table:table-cell table:style-name="ce18" office:value-type="string">
            <text:p>Thuja pl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8" office:value-type="string">
            <text:p>Thuja sp. </text:p>
          </table:table-cell>
          <table:table-cell table:style-name="ce18" office:value-type="string">
            <text:p>Thuja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8" office:value-type="string">
            <text:p>Tilia cordata</text:p>
          </table:table-cell>
          <table:table-cell table:style-name="ce18" office:value-type="string">
            <text:p>Tilia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8" office:value-type="string">
            <text:p>Tilia platyphylos</text:p>
          </table:table-cell>
          <table:table-cell table:style-name="ce18" office:value-type="string">
            <text:p>Tilia platyphyl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8" office:value-type="string">
            <text:p>Tilia sp.</text:p>
          </table:table-cell>
          <table:table-cell table:style-name="ce18" office:value-type="string">
            <text:p>Ti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8" office:value-type="string">
            <text:p>Tilia tomentosa</text:p>
          </table:table-cell>
          <table:table-cell table:style-name="ce18" office:value-type="string">
            <text:p>Til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8" office:value-type="string">
            <text:p>Tsuga canadensis</text:p>
          </table:table-cell>
          <table:table-cell table:style-name="ce18" office:value-type="string">
            <text:p>Tsuga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8" office:value-type="string">
            <text:p>Tsuga heterophylla</text:p>
          </table:table-cell>
          <table:table-cell table:style-name="ce18" office:value-type="string">
            <text:p>Tsuga heter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8" office:value-type="string">
            <text:p>Tsuga sp.</text:p>
          </table:table-cell>
          <table:table-cell table:style-name="ce18" office:value-type="string">
            <text:p>Tsug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8" office:value-type="string">
            <text:p>Ulmus canescens</text:p>
          </table:table-cell>
          <table:table-cell table:style-name="ce18" office:value-type="string">
            <text:p>Ulmus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8" office:value-type="string">
            <text:p>Ulmus glabra</text:p>
          </table:table-cell>
          <table:table-cell table:style-name="ce18" office:value-type="string">
            <text:p>Ulmus gla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8" office:value-type="string">
            <text:p>Ulmus laevis </text:p>
          </table:table-cell>
          <table:table-cell table:style-name="ce18" office:value-type="string">
            <text:p>Ulmus laev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8" office:value-type="string">
            <text:p>Ulmus minor (pumila)</text:p>
          </table:table-cell>
          <table:table-cell table:style-name="ce18" office:value-type="string">
            <text:p>Ulmus minor (pumil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8" office:value-type="string">
            <text:p>Ulmus sp.</text:p>
          </table:table-cell>
          <table:table-cell table:style-name="ce18" office:value-type="string">
            <text:p>Ul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8" office:value-type="string">
            <text:p>Viburnum lantana</text:p>
          </table:table-cell>
          <table:table-cell table:style-name="ce18" office:value-type="string">
            <text:p>Viburnum lant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8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8" office:value-type="string">
            <text:p>Viburnum opulus</text:p>
          </table:table-cell>
          <table:table-cell table:style-name="ce18" office:value-type="string">
            <text:p>Viburnum opulus</text:p>
          </table:table-cell>
        </table:table-row>
        <table:table-row table:style-name="ro3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2" office:value-type="string">
            <text:p>Inverse distance weighted </text:p>
          </table:table-cell>
          <table:table-cell table:style-name="ce22" office:value-type="string">
            <text:p>Inverse distance weighted 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 table:number-rows-repeated="48">
          <table:table-cell table:number-columns-repeated="5"/>
        </table:table-row>
        <table:table-row table:style-name="ro2" table:number-rows-repeated="27">
          <table:table-cell/>
          <table:table-cell table:style-name="ce18"/>
          <table:table-cell table:number-columns-repeated="3"/>
        </table:table-row>
        <table:table-row table:style-name="ro2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8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8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3" table:default-cell-style-name="ce5"/>
        <table:table-column table:style-name="co74" table:default-cell-style-name="ce5"/>
        <table:table-column table:style-name="co75" table:default-cell-style-name="ce5"/>
        <table:table-column table:style-name="co76" table:default-cell-style-name="ce5"/>
        <table:table-column table:style-name="co77" table:default-cell-style-name="ce5"/>
        <table:table-row table:style-name="ro4">
          <table:table-cell table:style-name="ce6" office:value-type="string">
            <text:p>Source Unit</text:p>
            <draw:control table:end-cell-address="group_mode.B1" table:end-x="0.849cm" table:end-y="0.453cm" draw:z-index="0" draw:name="Export CSV" draw:style-name="gr6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7" office:value-type="string">
            <text:p>Source Code</text:p>
          </table:table-cell>
          <table:table-cell table:style-name="ce6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3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3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3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8" table:default-cell-style-name="Default"/>
        <table:table-column table:style-name="co28" table:number-columns-repeated="2" table:default-cell-style-name="Default"/>
        <table:table-column table:style-name="co79" table:default-cell-style-name="Default"/>
        <table:table-column table:style-name="co7" table:number-columns-repeated="252" table:default-cell-style-name="Default"/>
        <table:table-row table:style-name="ro6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4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0" table:default-cell-style-name="ce5"/>
        <table:table-column table:style-name="co31" table:default-cell-style-name="Default"/>
        <table:table-column table:style-name="co81" table:default-cell-style-name="Default"/>
        <table:table-column table:style-name="co82" table:default-cell-style-name="Default"/>
        <table:table-row table:style-name="ro5">
          <table:table-cell table:style-name="ce6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ROVIDER_ID,PLOT_CODE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ROVIDER_ID,PLOT_CODE,CYCLE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SPECIES_CODE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TREE_ID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10" office:value-type="string">
            <text:p>PROVIDER_ID, PLOT_CODE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10" office:value-type="string">
            <text:p>PROVIDER_ID, PLOT_CODE, CYCLE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10" office:value-type="string">
            <text:p>PROVIDER_ID, PLOT_CODE, CYCLE, SPECIES_CODE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</table:table-row>
        <table:table-row table:style-name="ro2" table:number-rows-repeated="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7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5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8" table:default-cell-style-name="ce5"/>
        <table:table-column table:style-name="co49" table:default-cell-style-name="ce5"/>
        <table:table-column table:style-name="co7" table:number-columns-repeated="2" table:default-cell-style-name="ce5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1" table:default-cell-style-name="Default"/>
        <table:table-column table:style-name="co58" table:default-cell-style-name="Default"/>
        <table:table-row table:style-name="ro2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table:style-name="ce5" office:value-type="string">
            <text:p>LOCATION_DATA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2" table:default-cell-style-name="Default"/>
        <table:table-column table:style-name="co49" table:number-columns-repeated="2" table:default-cell-style-name="Default"/>
        <table:table-column table:style-name="co63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7" table:default-cell-style-name="Default"/>
        <table:table-column table:style-name="co88" table:default-cell-style-name="Default"/>
        <table:table-column table:style-name="co89" table:default-cell-style-name="ce25"/>
        <table:table-row table:style-name="ro5">
          <table:table-cell table:style-name="ce6" office:value-type="string">
            <text:p>Schema Code</text:p>
          </table:table-cell>
          <table:table-cell table:style-name="ce6" office:value-type="string">
            <text:p>Label</text:p>
            <draw:control table:end-cell-address="table_schema.C1" table:end-x="0.012cm" table:end-y="0.906cm" draw:z-index="0" draw:name="Export CSV" draw:style-name="gr6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8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5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90" table:default-cell-style-name="Default"/>
        <table:table-column table:style-name="co91" table:default-cell-style-name="Default"/>
        <table:table-column table:style-name="co92" table:default-cell-style-name="ce25"/>
        <table:table-column table:style-name="co93" table:default-cell-style-name="Default"/>
        <table:table-column table:style-name="co94" table:default-cell-style-name="Default"/>
        <table:table-row table:style-name="ro5">
          <table:table-cell table:style-name="ce6" office:value-type="string">
            <text:p>Schema Code</text:p>
          </table:table-cell>
          <table:table-cell table:style-name="ce6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10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10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10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5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80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25/02/2011</text:date>, <text:time>15:2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2-25T15:26:47.43</dc:date>
    <meta:printed-by>Eva LACARCE</meta:printed-by>
    <meta:print-date>2007-07-11T11:03:29</meta:print-date>
    <meta:editing-cycles>1458</meta:editing-cycles>
    <meta:editing-duration>PT236H00M52S</meta:editing-duration>
    <meta:document-statistic meta:table-count="18" meta:cell-count="4846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